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b71a"/>
    </style:style>
    <style:style style:name="T1" style:family="text">
      <style:text-properties officeooo:rsid="0017b71a"/>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container">
        <text:section text:style-name="Sect1" text:name="main">
          <text:p text:style-name="Standard"/>
          <text:section text:style-name="Sect1" text:name="data-privacy">
            <text:p text:style-name="Standard"/>
            <text:section text:style-name="Sect1" text:name="mCSB_1">
              <text:p text:style-name="Standard"/>
              <text:section text:style-name="Sect2" text:name="mCSB_1_container">
                <text:h text:style-name="Heading_20_2" text:outline-level="2">Datenschutzerklärung</text:h>
                <text:p text:style-name="Text_20_body">Diese Datenschutzerklärung klärt Sie über die Art, den Umfang und Zweck der Verarbeitung von personenbezogenen Daten (nachfolgend kurz „Daten“) innerhalb unseres Onlineangebotes und der mit ihm verbundenen Webseiten, Funktionen und Inhalte sowie externen Onlinepräsenzen, wie z.B. unser Social Media Profile auf (nachfolgend gemeinsam bezeichnet als „Onlineangebot“). Im Hinblick auf die verwendeten Begrifflichkeiten, wie z.B. „Verarbeitung“ oder „Verantwortlicher“ verweisen wir auf die Definitionen im Art. 4 der Datenschutzgrundverordnung (DSGVO).</text:p>
                <text:h text:style-name="Heading_20_3" text:outline-level="3"><text:bookmark text:name="dsg-general-controller"/>Verantwortlicher</text:h>
                <text:p text:style-name="P1"><text:span text:style-name="T1">Andreas Voelk</text:span><text:line-break/><text:span text:style-name="T1">Müggelstraße 30</text:span><text:line-break/><text:span text:style-name="T1">10247 Berlin</text:span><text:line-break/><text:line-break/>E-Mailadresse: <text:span text:style-name="T1">irrlichtproductions@gmail.com</text:span></text:p>
                <text:h text:style-name="Heading_20_3" text:outline-level="3"><text:bookmark text:name="dsg-general-datatype"/>Arten der verarbeiteten Daten:</text:h>
                <text:p text:style-name="Text_20_body">- Bestandsdaten (z.B., Namen, Adressen).<text:line-break/>- Kontaktdaten (z.B., E-Mail, Telefonnummern).<text:line-break/>- Inhaltsdaten (z.B., Texteingaben, Fotografien, Videos).<text:line-break/>- Nutzungsdaten (z.B., besuchte Webseiten, Interesse an Inhalten, Zugriffszeiten).<text:line-break/>- Meta-/Kommunikationsdaten (z.B., Geräte-Informationen, IP-Adressen).</text:p>
                <text:h text:style-name="Heading_20_3" text:outline-level="3"><text:bookmark text:name="dsg-general-datasubjects"/>Kategorien betroffener Personen</text:h>
                <text:p text:style-name="Text_20_body">Besucher und Nutzer des Onlineangebotes (Nachfolgend bezeichnen wir die betroffenen Personen zusammenfassend auch als „Nutzer“).</text:p>
                <text:h text:style-name="Heading_20_3" text:outline-level="3"><text:bookmark text:name="dsg-general-purpose"/>Zweck der Verarbeitung</text:h>
                <text:p text:style-name="Text_20_body">- Zurverfügungstellung des Onlineangebotes, seiner Funktionen und Inhalte.<text:line-break/>- Beantwortung von Kontaktanfragen und Kommunikation mit Nutzern.<text:line-break/>- Sicherheitsmaßnahmen.<text:line-break/>- Reichweitenmessung/Marketing</text:p>
                <text:h text:style-name="Heading_20_3" text:outline-level="3"><text:bookmark text:name="dsg-general-terms"/>Verwendete Begrifflichkeiten</text:h>
                <text:p text:style-name="Text_20_body">„Personenbezogene Daten“ sind alle Informationen, die sich auf eine identifizierte oder identifizierbare natürliche Person (im Folgenden „betroffene Person“) beziehen; als identifizierbar wird eine natürliche Person angesehen, die direkt oder indirekt, insbesondere mittels Zuordnung zu einer Kennung wie einem Namen, zu einer Kennnummer, zu Standortdaten, zu einer Online-Kennung (z.B. Cookie) oder zu einem oder mehreren besonderen Merkmalen identifiziert werden <text:soft-page-break/>kann, die Ausdruck der physischen, physiologischen, genetischen, psychischen, wirtschaftlichen, kulturellen oder sozialen Identität dieser natürlichen Person sind.<text:line-break/><text:line-break/>„Verarbeitung“ ist jeder mit oder ohne Hilfe automatisierter Verfahren ausgeführte Vorgang oder jede solche Vorgangsreihe im Zusammenhang mit personenbezogenen Daten. Der Begriff reicht weit und umfasst praktisch jeden Umgang mit Daten.<text:line-break/><text:line-break/>„Pseudonymisierung“ die Verarbeitung personenbezogener Daten in einer Weise, dass die personenbezogenen Daten ohne Hinzuziehung zusätzlicher Informationen nicht mehr einer spezifischen betroffenen Person zugeordnet werden können, sofern diese zusätzlichen Informationen gesondert aufbewahrt werden und technischen und organisatorischen Maßnahmen unterliegen, die gewährleisten, dass die personenbezogenen Daten nicht einer identifizierten oder identifizierbaren natürlichen Person zugewiesen werden.<text:line-break/><text:line-break/>„Profiling“ jede Art der automatisierten Verarbeitung personenbezogener Daten, die darin besteht, dass diese personenbezogenen Daten verwendet werden, um bestimmte persönliche Aspekte, die sich auf eine natürliche Person beziehen, zu bewerten, insbesondere um Aspekte bezüglich Arbeitsleistung, wirtschaftliche Lage, Gesundheit, persönliche Vorlieben, Interessen, Zuverlässigkeit, Verhalten, Aufenthaltsort oder Ortswechsel dieser natürlichen Person zu analysieren oder vorherzusagen.<text:line-break/><text:line-break/>Als „Verantwortlicher“ wird die natürliche oder juristische Person, Behörde, Einrichtung oder andere Stelle, die allein oder gemeinsam mit anderen über die Zwecke und Mittel der Verarbeitung von personenbezogenen Daten entscheidet, bezeichnet.<text:line-break/><text:line-break/>„Auftragsverarbeiter“ eine natürliche oder juristische Person, Behörde, Einrichtung oder andere Stelle, die personenbezogene Daten im Auftrag des Verantwortlichen verarbeitet.</text:p>
                <text:h text:style-name="Heading_20_3" text:outline-level="3"><text:bookmark text:name="dsg-general-legalbasis"/>Maßgebliche Rechtsgrundlagen</text:h>
                <text:p text:style-name="Text_20_body">Nach Maßgabe des Art. 13 DSGVO teilen wir Ihnen die Rechtsgrundlagen unserer Datenverarbeitungen mit. Sofern die Rechtsgrundlage in der Datenschutzerklärung nicht genannt wird, gilt Folgendes: Die Rechtsgrundlage für die Einholung von Einwilligungen ist Art. 6 Abs. 1 lit. a und Art. 7 DSGVO, die Rechtsgrundlage für die Verarbeitung zur Erfüllung unserer Leistungen und Durchführung vertraglicher Maßnahmen sowie Beantwortung von Anfragen ist Art. 6 Abs. 1 lit. b DSGVO, die Rechtsgrundlage für die Verarbeitung zur Erfüllung unserer rechtlichen Verpflichtungen ist Art. 6 Abs. 1 lit. c DSGVO, und die Rechtsgrundlage für die Verarbeitung zur Wahrung unserer berechtigten Interessen ist Art. 6 Abs. 1 lit. f DSGVO. Für den Fall, dass lebenswichtige Interessen der betroffenen Person oder einer anderen natürlichen Person eine Verarbeitung personenbezogener Daten erforderlich machen, dient Art. 6 Abs. 1 lit. d DSGVO als Rechtsgrundlage.</text:p>
                <text:h text:style-name="Heading_20_3" text:outline-level="3"><text:bookmark text:name="dsg-general-securitymeasures"/><text:soft-page-break/>Sicherheitsmaßnahmen</text:h>
                <text:p text:style-name="Text_20_body">Wir treffen nach Maßgabe des Art. 32 DSGVO unter Berücksichtigung des Stands der Technik, der Implementierungskosten und der Art, des Umfangs, der Umstände und der Zwecke der Verarbeitung sowie der unterschiedlichen Eintrittswahrscheinlichkeit und Schwere des Risikos für die Rechte und Freiheiten natürlicher Personen, geeignete technische und organisatorische Maßnahmen, um ein dem Risiko angemessenes Schutzniveau zu gewährleisten.<text:line-break/><text:line-break/>Zu den Maßnahmen gehören insbesondere die Sicherung der Vertraulichkeit, Integrität und Verfügbarkeit von Daten durch Kontrolle des physischen Zugangs zu den Daten, als auch des sie betreffenden Zugriffs, der Eingabe, Weitergabe, der Sicherung der Verfügbarkeit und ihrer Trennung. Des Weiteren haben wir Verfahren eingerichtet, die eine Wahrnehmung von Betroffenenrechten, Löschung von Daten und Reaktion auf Gefährdung der Daten gewährleisten. Ferner berücksichtigen wir den Schutz personenbezogener Daten bereits bei der Entwicklung, bzw. Auswahl von Hardware, Software sowie Verfahren, entsprechend dem Prinzip des Datenschutzes durch Technikgestaltung und durch datenschutzfreundliche Voreinstellungen (Art. 25 DSGVO).</text:p>
                <text:h text:style-name="Heading_20_3" text:outline-level="3"><text:bookmark text:name="dsg-general-coprocessing"/>Zusammenarbeit mit Auftragsverarbeitern und Dritten</text:h>
                <text:p text:style-name="Text_20_body">Sofern wir im Rahmen unserer Verarbeitung Daten gegenüber anderen Personen und Unternehmen (Auftragsverarbeitern oder Dritten) offenbaren, sie an diese übermitteln oder ihnen sonst Zugriff auf die Daten gewähren, erfolgt dies nur auf Grundlage einer gesetzlichen Erlaubnis (z.B. wenn eine Übermittlung der Daten an Dritte, wie an Zahlungsdienstleister, gem. Art. 6 Abs. 1 lit. b DSGVO zur Vertragserfüllung erforderlich ist), Sie eingewilligt haben, eine rechtliche Verpflichtung dies vorsieht oder auf Grundlage unserer berechtigten Interessen (z.B. beim Einsatz von Beauftragten, Webhostern, etc.). <text:line-break/><text:line-break/>Sofern wir Dritte mit der Verarbeitung von Daten auf Grundlage eines sog. „Auftragsverarbeitungsvertrages“ beauftragen, geschieht dies auf Grundlage des Art. 28 DSGVO.</text:p>
                <text:h text:style-name="Heading_20_3" text:outline-level="3"><text:bookmark text:name="dsg-general-thirdparty"/>Übermittlungen in Drittländer</text:h>
                <text:p text:style-name="Text_20_body">Sofern wir Daten in einem Drittland (d.h. außerhalb der Europäischen Union (EU) oder des Europäischen Wirtschaftsraums (EWR)) verarbeiten oder dies im Rahmen der Inanspruchnahme von Diensten Dritter oder Offenlegung, bzw. Übermittlung von Daten an Dritte geschieht, erfolgt dies nur, wenn es zur Erfüllung unserer (vor)vertraglichen Pflichten, auf Grundlage Ihrer Einwilligung, aufgrund einer rechtlichen Verpflichtung oder auf Grundlage unserer berechtigten Interessen geschieht. Vorbehaltlich gesetzlicher oder vertraglicher Erlaubnisse, verarbeiten oder lassen wir die Daten in einem Drittland nur beim Vorliegen der besonderen Voraussetzungen der Art. 44 ff. DSGVO verarbeiten. D.h. die Verarbeitung erfolgt z.B. auf Grundlage besonderer Garantien, wie der offiziell anerkannten Feststellung eines der EU entsprechenden Datenschutzniveaus (z.B. für die USA durch das „Privacy Shield“) oder Beachtung offiziell anerkannter spezieller vertraglicher Verpflichtungen (so genannte „Standardvertragsklauseln“).</text:p>
                <text:h text:style-name="Heading_20_3" text:outline-level="3"><text:bookmark text:name="dsg-general-rightssubject"/><text:soft-page-break/>Rechte der betroffenen Personen</text:h>
                <text:p text:style-name="Text_20_body">Sie haben das Recht, eine Bestätigung darüber zu verlangen, ob betreffende Daten verarbeitet werden und auf Auskunft über diese Daten sowie auf weitere Informationen und Kopie der Daten entsprechend Art. 15 DSGVO.<text:line-break/><text:line-break/>Sie haben entsprechend. Art. 16 DSGVO das Recht, die Vervollständigung der Sie betreffenden Daten oder die Berichtigung der Sie betreffenden unrichtigen Daten zu verlangen.<text:line-break/><text:line-break/>Sie haben nach Maßgabe des Art. 17 DSGVO das Recht zu verlangen, dass betreffende Daten unverzüglich gelöscht werden, bzw. alternativ nach Maßgabe des Art. 18 DSGVO eine Einschränkung der Verarbeitung der Daten zu verlangen.<text:line-break/><text:line-break/>Sie haben das Recht zu verlangen, dass die Sie betreffenden Daten, die Sie uns bereitgestellt haben nach Maßgabe des Art. 20 DSGVO zu erhalten und deren Übermittlung an andere Verantwortliche zu fordern. <text:line-break/><text:line-break/>Sie haben ferner gem. Art. 77 DSGVO das Recht, eine Beschwerde bei der zuständigen Aufsichtsbehörde einzureichen.</text:p>
                <text:h text:style-name="Heading_20_3" text:outline-level="3"><text:bookmark text:name="dsg-general-revokeconsent"/>Widerrufsrecht</text:h>
                <text:p text:style-name="Text_20_body">Sie haben das Recht, erteilte Einwilligungen gem. Art. 7 Abs. 3 DSGVO mit Wirkung für die Zukunft zu widerrufen</text:p>
                <text:h text:style-name="Heading_20_3" text:outline-level="3"><text:bookmark text:name="dsg-general-object"/>Widerspruchsrecht</text:h>
                <text:p text:style-name="Text_20_body">Sie können der künftigen Verarbeitung der Sie betreffenden Daten nach Maßgabe des Art. 21 DSGVO jederzeit widersprechen. Der Widerspruch kann insbesondere gegen die Verarbeitung für Zwecke der Direktwerbung erfolgen.</text:p>
                <text:h text:style-name="Heading_20_3" text:outline-level="3"><text:bookmark text:name="dsg-general-cookies"/>Cookies und Widerspruchsrecht bei Direktwerbung</text:h>
                <text:p text:style-name="Text_20_body">Als „Cookies“ werden kleine Dateien bezeichnet, die auf Rechnern der Nutzer gespeichert werden. Innerhalb der Cookies können unterschiedliche Angaben gespeichert werden. Ein Cookie dient primär dazu, die Angaben zu einem Nutzer (bzw. dem Gerät auf dem das Cookie gespeichert ist) während oder auch nach seinem Besuch innerhalb eines Onlineangebotes zu speichern. Als temporäre Cookies, bzw. „Session-Cookies“ oder „transiente Cookies“, werden Cookies bezeichnet, die gelöscht werden, nachdem ein Nutzer ein Onlineangebot verlässt und seinen Browser schließt. In einem solchen Cookie kann z.B. der Inhalt eines Warenkorbs in einem Onlineshop oder ein Login-Status gespeichert werden. Als „permanent“ oder „persistent“ werden Cookies bezeichnet, die auch nach dem Schließen des Browsers gespeichert bleiben. So kann z.B. der Login-Status gespeichert werden, wenn die Nutzer diese nach mehreren Tagen aufsuchen. Ebenso können in einem solchen Cookie die Interessen der Nutzer gespeichert werden, die für Reichweitenmessung oder Marketingzwecke verwendet werden. Als „Third-Party-Cookie“ werden Cookies bezeichnet, die von anderen Anbietern als dem Verantwortlichen, der das Onlineangebot betreibt, angeboten werden (andernfalls, wenn es nur dessen Cookies sind spricht man von „First-Party Cookies“).<text:line-break/><text:soft-page-break/><text:line-break/>Wir können temporäre und permanente Cookies einsetzen und klären hierüber im Rahmen unserer Datenschutzerklärung auf.<text:line-break/><text:line-break/>Falls die Nutzer nicht möchten, dass Cookies auf ihrem Rechner gespeichert werden, werden sie gebeten die entsprechende Option in den Systemeinstellungen ihres Browsers zu deaktivieren. Gespeicherte Cookies können in den Systemeinstellungen des Browsers gelöscht werden. Der Ausschluss von Cookies kann zu Funktionseinschränkungen dieses Onlineangebotes führen.<text:line-break/><text:line-break/>Ein genereller Widerspruch gegen den Einsatz der zu Zwecken des Onlinemarketing eingesetzten Cookies kann bei einer Vielzahl der Dienste, vor allem im Fall des Trackings, über die US-amerikanische Seite <text:a xlink:type="simple" xlink:href="http://www.aboutads.info/choices/" text:style-name="Internet_20_link" text:visited-style-name="Visited_20_Internet_20_Link">http://www.aboutads.info/choices/</text:a> oder die EU-Seite <text:a xlink:type="simple" xlink:href="http://www.youronlinechoices.com/" text:style-name="Internet_20_link" text:visited-style-name="Visited_20_Internet_20_Link">http://www.youronlinechoices.com/</text:a> erklärt werden. Des Weiteren kann die Speicherung von Cookies mittels deren Abschaltung in den Einstellungen des Browsers erreicht werden. Bitte beachten Sie, dass dann gegebenenfalls nicht alle Funktionen dieses Onlineangebotes genutzt werden können.</text:p>
                <text:h text:style-name="Heading_20_3" text:outline-level="3"><text:bookmark text:name="dsg-general-erasure"/>Löschung von Daten</text:h>
                <text:p text:style-name="Text_20_body">Die von uns verarbeiteten Daten werden nach Maßgabe der Art. 17 und 18 DSGVO gelöscht oder in ihrer Verarbeitung eingeschränkt. Sofern nicht im Rahmen dieser Datenschutzerklärung ausdrücklich angegeben, werden die bei uns gespeicherten Daten gelöscht, sobald sie für ihre Zweckbestimmung nicht mehr erforderlich sind und der Löschung keine gesetzlichen Aufbewahrungspflichten entgegenstehen. Sofern die Daten nicht gelöscht werden, weil sie für andere und gesetzlich zulässige Zwecke erforderlich sind, wird deren Verarbeitung eingeschränkt. D.h. die Daten werden gesperrt und nicht für andere Zwecke verarbeitet. Das gilt z.B. für Daten, die aus handels- oder steuerrechtlichen Gründen aufbewahrt werden müssen.<text:line-break/><text:line-break/>Nach gesetzlichen Vorgaben in Deutschland, erfolgt die Aufbewahrung insbesondere für 10 Jahre gemäß §§ 147 Abs. 1 AO, 257 Abs. 1 Nr. 1 und 4, Abs. 4 HGB (Bücher, Aufzeichnungen, Lageberichte, Buchungsbelege, Handelsbücher, für Besteuerung relevanter Unterlagen, etc.) und 6 Jahre gemäß § 257 Abs. 1 Nr. 2 und 3, Abs. 4 HGB (Handelsbriefe). <text:line-break/><text:line-break/>Nach gesetzlichen Vorgaben in Österreich erfolgt die Aufbewahrung insbesondere für 7 J gemäß § 132 Abs. 1 BAO (Buchhaltungsunterlagen, Belege/Rechnungen, Konten, Belege, Geschäftspapiere, Aufstellung der Einnahmen und Ausgaben, etc.), für 22 Jahre im Zusammenhang mit Grundstücken und für 10 Jahre bei Unterlagen im Zusammenhang mit elektronisch erbrachten Leistungen, Telekommunikations-, Rundfunk- und Fernsehleistungen, die an Nichtunternehmer in EU-Mitgliedstaaten erbracht werden und für die der Mini-One-Stop-Shop (MOSS) in Anspruch genommen wird.</text:p>
                <text:h text:style-name="Heading_20_3" text:outline-level="3"><text:bookmark text:name="dsg-commercialpurpose"/>Geschäftsbezogene Verarbeitung</text:h>
                <text:p text:style-name="Text_20_body">Zusätzlich verarbeiten wir<text:line-break/>- Vertragsdaten (z.B., Vertragsgegenstand, Laufzeit, Kundenkategorie).<text:line-break/><text:soft-page-break/>- Zahlungsdaten (z.B., Bankverbindung, Zahlungshistorie)<text:line-break/>von unseren Kunden, Interessenten und Geschäftspartner zwecks Erbringung vertraglicher Leistungen, Service und Kundenpflege, Marketing, Werbung und Marktforschung.</text:p>
                <text:h text:style-name="Heading_20_3" text:outline-level="3"><text:bookmark text:name="dsg-services-onlineshop"/>Bestellabwicklung im Onlineshop und Kundenkonto</text:h>
                <text:p text:style-name="Text_20_body">Wir verarbeiten die Daten unserer Kunden im Rahmen der Bestellvorgänge in unserem Onlineshop, um ihnen die Auswahl und die Bestellung der gewählten Produkte und Leistungen, sowie deren Bezahlung und Zustellung, bzw. Ausführung zu ermöglichen.<text:line-break/><text:line-break/>Zu den verarbeiteten Daten gehören Bestandsdaten, Kommunikationsdaten, Vertragsdaten, Zahlungsdaten und zu den von der Verarbeitung betroffenen Personen gehören unsere Kunden, Interessenten und sonstige Geschäftspartner. Die Verarbeitung erfolgt zum Zweck der Erbringung von Vertragsleistungen im Rahmen des Betriebs eines Onlineshops, Abrechnung, Auslieferung und der Kundenservices. Hierbei setzen wir Session Cookies für die Speicherung des Warenkorb-Inhalts und permanente Cookies für die Speicherung des Login-Status ein.<text:line-break/><text:line-break/>Die Verarbeitung erfolgt auf Grundlage des Art. 6 Abs. 1 lit. b (Durchführung Bestellvorgänge) und c (Gesetzlich erforderliche Archivierung) DSGVO. Dabei sind die als erforderlich gekennzeichneten Angaben zur Begründung und Erfüllung des Vertrages erforderlich. Die Daten offenbaren wir gegenüber Dritten nur im Rahmen der Auslieferung, Zahlung oder im Rahmen der gesetzlichen Erlaubnisse und Pflichten gegenüber Rechtsberatern und Behörden. Die Daten werden in Drittländern nur dann verarbeitet, wenn dies zur Vertragserfüllung erforderlich ist (z.B. auf Kundenwunsch bei Auslieferung oder Zahlung).<text:line-break/><text:line-break/>Nutzer können optional ein Nutzerkonto anlegen, indem sie insbesondere ihre Bestellungen einsehen können. Im Rahmen der Registrierung, werden die erforderlichen Pflichtangaben den Nutzern mitgeteilt. Die Nutzerkonten sind nicht öffentlich und können von Suchmaschinen nicht indexiert werden. Wenn Nutzer ihr Nutzerkonto gekündigt haben, werden deren Daten im Hinblick auf das Nutzerkonto gelöscht, vorbehaltlich deren Aufbewahrung ist aus handels- oder steuerrechtlichen Gründen entspr. Art. 6 Abs. 1 lit. c DSGVO notwendig. Angaben im Kundenkonto verbleiben bis zu dessen Löschung mit anschließender Archivierung im Fall einer rechtlichen Verpflichtung. Es obliegt den Nutzern, ihre Daten bei erfolgter Kündigung vor dem Vertragsende zu sichern.<text:line-break/><text:line-break/>Im Rahmen der Registrierung und erneuter Anmeldungen sowie Inanspruchnahme unserer Onlinedienste, speichern wir die IP-Adresse und den Zeitpunkt der jeweiligen Nutzerhandlung. Die Speicherung erfolgt auf Grundlage unserer berechtigten Interessen, als auch der Nutzer an Schutz vor Missbrauch und sonstiger unbefugter Nutzung. Eine Weitergabe dieser Daten an Dritte erfolgt grundsätzlich nicht, außer sie ist zur Verfolgung unserer Ansprüche erforderlich oder es besteht hierzu eine gesetzliche Verpflichtung gem. Art. 6 Abs. 1 lit. c DSGVO.<text:line-break/><text:line-break/>Die Löschung erfolgt nach Ablauf gesetzlicher Gewährleistungs- und vergleichbarer Pflichten, die Erforderlichkeit der Aufbewahrung der Daten wird alle drei Jahre überprüft; im Fall der <text:soft-page-break/>gesetzlichen Archivierungspflichten erfolgt die Löschung nach deren Ablauf (Ende handelsrechtlicher (6 Jahre) und steuerrechtlicher (10 Jahre) Aufbewahrungspflicht).</text:p>
                <text:h text:style-name="Heading_20_3" text:outline-level="3"><text:bookmark text:name="dsg-services-payment"/>Externe Zahlungsdienstleister</text:h>
                <text:p text:style-name="Text_20_body">Wir setzen externe Zahlungsdienstleister ein, über deren Plattformen die Nutzer und wir Zahlungstransaktionen vornehmen können (z.B., jeweils mit Link zur Datenschutzerklärung, Paypal (https://www.paypal.com/de/webapps/mpp/ua/privacy-full), Klarna (https://www.klarna.com/de/datenschutz/), Skrill (https://www.skrill.com/de/fusszeile/datenschutzrichtlinie/), Giropay (https://www.giropay.de/rechtliches/datenschutz-agb/), Visa (https://www.visa.de/datenschutz), Mastercard (https://www.mastercard.de/de-de/datenschutz.html), American Express (https://www.americanexpress.com/de/content/privacy-policy-statement.html)<text:line-break/><text:line-break/>Im Rahmen der Erfüllung von Verträgen setzen wir die Zahlungsdienstleister auf Grundlage des Art. 6 Abs. 1 lit. b. DSGVO ein. Im Übrigen setzen wir externe Zahlungsdienstleister auf Grundlage unserer berechtigten Interessen gem. Art. 6 Abs. 1 lit. f. DSGVO ein, um unseren Nutzern effektive und sichere Zahlungsmöglichkeit zu bieten.<text:line-break/><text:line-break/>Zu den, durch die Zahlungsdienstleister verarbeiteten Daten gehören Bestandsdaten, wie z.B. der Name und die Adresse, Bankdaten, wie z.B. Kontonummern oder Kreditkartennummern, Passwörter, TANs und Prüfsummen sowie die Vertrags-, Summen und empfängerbezogenen Angaben. Die Angaben sind erforderlich, um die Transaktionen durchzuführen. Die eingegebenen Daten werden jedoch nur durch die Zahlungsdienstleister verarbeitet und bei diesen gespeichert. D.h. wir erhalten keine konto- oder kreditkartenbezogenen Informationen, sondern lediglich Informationen mit Bestätigung oder Negativbeauskunftung der Zahlung. Unter Umständen werden die Daten seitens der Zahlungsdienstleister an Wirtschaftsauskunfteien übermittelt. Diese Übermittlung bezweckt die Identitäts- und Bonitätsprüfung. Hierzu verweisen wir auf die AGB und Datenschutzhinweise der Zahlungsdienstleister.<text:line-break/><text:line-break/>Für die Zahlungsgeschäfte gelten die Geschäftsbedingungen und die Datenschutzhinweise der jeweiligen Zahlungsdienstleister, welche innerhalb der jeweiligen Webseiten, bzw. Transaktionsapplikationen abrufbar sind. Wir verweisen auf diese ebenfalls zwecks weiterer Informationen und Geltendmachung von Widerrufs-, Auskunfts- und anderen Betroffenenrechten.</text:p>
                <text:h text:style-name="Heading_20_3" text:outline-level="3"><text:bookmark text:name="dsg-administration"/>Administration, Finanzbuchhaltung, Büroorganisation, Kontaktverwaltung</text:h>
                <text:p text:style-name="Text_20_body">Wir verarbeiten Daten im Rahmen von Verwaltungsaufgaben sowie Organisation unseres Betriebs, Finanzbuchhaltung und Befolgung der gesetzlichen Pflichten, wie z.B. der Archivierung. Hierbei verarbeiten wir dieselben Daten, die wir im Rahmen der Erbringung unserer vertraglichen Leistungen verarbeiten. Die Verarbeitungsgrundlagen sind Art. 6 Abs. 1 lit. c. DSGVO, Art. 6 Abs. 1 lit. f. DSGVO. Von der Verarbeitung sind Kunden, Interessenten, Geschäftspartner und Websitebesucher betroffen. Der Zweck und unser Interesse an der Verarbeitung liegt in der Administration, Finanzbuchhaltung, Büroorganisation, Archivierung von Daten, also Aufgaben die der Aufrechterhaltung unserer Geschäftstätigkeiten, Wahrnehmung unserer Aufgaben und <text:soft-page-break/>Erbringung unserer Leistungen dienen. Die Löschung der Daten im Hinblick auf vertragliche Leistungen und die vertragliche Kommunikation entspricht den, bei diesen Verarbeitungstätigkeiten genannten Angaben.<text:line-break/><text:line-break/>Wir offenbaren oder übermitteln hierbei Daten an die Finanzverwaltung, Berater, wie z.B., Steuerberater oder Wirtschaftsprüfer sowie weitere Gebührenstellen und Zahlungsdienstleister.<text:line-break/><text:line-break/>Ferner speichern wir auf Grundlage unserer betriebswirtschaftlichen Interessen Angaben zu Lieferanten, Veranstaltern und sonstigen Geschäftspartnern, z.B. zwecks späterer Kontaktaufnahme. Diese mehrheitlich unternehmensbezogenen Daten, speichern wir grundsätzlich dauerhaft.</text:p>
                <text:h text:style-name="Heading_20_3" text:outline-level="3"><text:bookmark text:name="dsg-musicpodcast-soundcloud"/>Soundcloud</text:h>
                <text:p text:style-name="Text_20_body">Unsere Podcasts werden auf der Plattform „Soundcloud“, angeboten von SoundCloud Limited, Rheinsberger Str. 76/77, 10115 Berlin, Deutschland gespeichert und werden von dieser aus Platform wiedergegeben.<text:line-break/><text:line-break/>Zu diesem Zweck binden wir sog. Soundcloud-Widgets in unsere Website ein. Dabei handelt es sich um Abspielsoftware, mit der Nutzer die Podcasts abspielen können. Hierbei kann Soundcloud messen, welche Podcasts in welchem Umfang gehört werden und diese Information pseudonym für statistische und betriebswirtschaftliche Zwecke verarbeiten. Hierzu können Cookies in den Browsern der Nuzer gespeichert und zwecks Bildung von Nutzerprofilen, z.B. für Zwecke der Ausgabee von Anzeigen, die den potentiellen Interessen der Nutzer entsprechen, verarbeitet werden. Im Fall von Nutzern, die bei Soundcloud registriert sind, kann Soundcloud die Hörinformationen deren Profilen zuordnen.<text:line-break/><text:line-break/>Die Nutzung erfolgt auf Grundlage unserer berechtigten Interessen, d.h. Interesse an einer sicheren und effizienten Bereitstellung, Analyse sowie Optimierung unseres Audioangebotes gem. Art. 6 Abs. 1 lit. f. DSGVO. <text:line-break/><text:line-break/>Weitere Informationen und Widerspruchsmöglichkeiten finden sich in der Datenschutzerklärung von Soundcloud: <text:a xlink:type="simple" xlink:href="https://soundcloud.com/pages/privacy" office:target-frame-name="_blank" xlink:show="new" text:style-name="Internet_20_link" text:visited-style-name="Visited_20_Internet_20_Link">https://soundcloud.com/pages/privacy</text:a>.</text:p>
                <text:h text:style-name="Heading_20_3" text:outline-level="3"><text:bookmark text:name="dsg-newsletter-de"/>Newsletter</text:h>
                <text:p text:style-name="Text_20_body">Mit den nachfolgenden Hinweisen informieren wir Sie über die Inhalte unseres Newsletters sowie das Anmelde-, Versand- und das statistische Auswertungsverfahren sowie Ihre Widerspruchsrechte auf. Indem Sie unseren Newsletter abonnieren, erklären Sie sich mit dem Empfang und den beschriebenen Verfahren einverstanden.<text:line-break/><text:line-break/>Inhalt des Newsletters: Wir versenden Newsletter, E-Mails und weitere elektronische Benachrichtigungen mit werblichen Informationen (nachfolgend „Newsletter“) nur mit der Einwilligung der Empfänger oder einer gesetzlichen Erlaubnis. Sofern im Rahmen einer Anmeldung zum Newsletter dessen Inhalte konkret umschrieben werden, sind sie für die Einwilligung der Nutzer maßgeblich. Im Übrigen enthalten unsere Newsletter Informationen zu <text:soft-page-break/>unseren Leistungen und uns.<text:line-break/><text:line-break/>Double-Opt-In und Protokollierung: Die Anmeldung zu unserem Newsletter erfolgt in einem sog. Double-Opt-In-Verfahren. D.h. Sie erhalten nach der Anmeldung eine E-Mail, in der Sie um die Bestätigung Ihrer Anmeldung gebeten werden. Diese Bestätigung ist notwendig, damit sich niemand mit fremden E-Mailadressen anmelden kann. Die Anmeldungen zum Newsletter werden protokolliert, um den Anmeldeprozess entsprechend den rechtlichen Anforderungen nachweisen zu können. Hierzu gehört die Speicherung des Anmelde- und des Bestätigungszeitpunkts, als auch der IP-Adresse. Ebenso werden die Änderungen Ihrer bei dem Versanddienstleister gespeicherten Daten protokolliert.<text:line-break/><text:line-break/>Anmeldedaten: Um sich für den Newsletter anzumelden, reicht es aus, wenn Sie Ihre E-Mailadresse angeben. Optional bitten wir Sie einen Namen, zwecks persönlicher Ansprache im Newsletters anzugeben.<text:line-break/><text:line-break/>Der Versand des Newsletters und die mit ihm verbundene Erfolgsmessung erfolgen auf Grundlage einer Einwilligung der Empfänger gem. Art. 6 Abs. 1 lit. a, Art. 7 DSGVO i.V.m § 7 Abs. 2 Nr. 3 UWG oder falls eine Einwilligung nicht erforderlich ist, auf Grundlage unserer berechtigten Interessen am Direktmarketing gem. Art. 6 Abs. 1 lt. f. DSGVO i.V.m. § 7 Abs. 3 UWG. <text:line-break/><text:line-break/>Die Protokollierung des Anmeldeverfahrens erfolgt auf Grundlage unserer berechtigten Interessen gem. Art. 6 Abs. 1 lit. f DSGVO. Unser Interesse richtet sich auf den Einsatz eines nutzerfreundlichen sowie sicheren Newslettersystems, das sowohl unseren geschäftlichen Interessen dient, als auch den Erwartungen der Nutzer entspricht und uns ferner den Nachweis von Einwilligungen erlaubt.<text:line-break/><text:line-break/>Kündigung/Widerruf - Sie können den Empfang unseres Newsletters jederzeit kündigen, d.h. Ihre Einwilligungen widerrufen. Einen Link zur Kündigung des Newsletters finden Sie am Ende eines jeden Newsletters. Wir können die ausgetragenen E-Mailadressen bis zu drei Jahren auf Grundlage unserer berechtigten Interessen speichern bevor wir sie löschen, um eine ehemals gegebene Einwilligung nachweisen zu können. Die Verarbeitung dieser Daten wird auf den Zweck einer möglichen Abwehr von Ansprüchen beschränkt. Ein individueller Löschungsantrag ist jederzeit möglich, sofern zugleich das ehemalige Bestehen einer Einwilligung bestätigt wird.</text:p>
                <text:h text:style-name="Heading_20_3" text:outline-level="3"><text:bookmark text:name="dsg-newsletter-provider-mailchimp"/>Newsletter - Mailchimp</text:h>
                <text:p text:style-name="Text_20_body">Der Versand der Newsletter erfolgt mittels des Versanddienstleisters „MailChimp“, einer Newsletterversandplattform des US-Anbieters Rocket Science Group, LLC, 675 Ponce De Leon Ave NE #5000, Atlanta, GA 30308, USA. Die Datenschutzbestimmungen des Versanddienstleisters können Sie hier einsehen: <text:a xlink:type="simple" xlink:href="https://mailchimp.com/legal/privacy/" office:target-frame-name="_blank" xlink:show="new" text:style-name="Internet_20_link" text:visited-style-name="Visited_20_Internet_20_Link">https://mailchimp.com/legal/privacy/</text:a>. The Rocket Science Group LLC d/b/a MailChimp ist unter dem Privacy-Shield-Abkommen zertifiziert und bietet hierdurch eine Garantie, das europäisches Datenschutzniveau einzuhalten (<text:a xlink:type="simple" xlink:href="https://www.privacyshield.gov/participant?id=a2zt0000000TO6hAAG&amp;status=Active" office:target-frame-name="_blank" xlink:show="new" text:style-name="Internet_20_link" text:visited-style-name="Visited_20_Internet_20_Link">https://www.privacyshield.gov/participant?id=a2zt0000000TO6hAAG&amp;status=Active</text:a>). Der Versanddienstleister wird auf Grundlage unserer berechtigten Interessen gem. Art. 6 Abs. 1 lit. f. DSGVO und eines Auftragsverarbeitungsvertrages gem. Art. 28 Abs. 3 S. 1 DSGVO eingesetzt.<text:line-break/><text:soft-page-break/><text:line-break/>Der Versanddienstleister kann die Daten der Empfänger in pseudonymer Form, d.h. ohne Zuordnung zu einem Nutzer, zur Optimierung oder Verbesserung der eigenen Services nutzen, z.B. zur technischen Optimierung des Versandes und der Darstellung der Newsletter oder für statistische Zwecke verwenden. Der Versanddienstleister nutzt die Daten unserer Newsletterempfänger jedoch nicht, um diese selbst anzuschreiben oder um die Daten an Dritte weiterzugeben.</text:p>
                <text:h text:style-name="Heading_20_3" text:outline-level="3"><text:bookmark text:name="dsg-newsletter-analytics"/>Newsletter - Erfolgsmessung</text:h>
                <text:p text:style-name="Text_20_body">Die Newsletter enthalten einen sog. „web-beacon“, d.h. eine pixelgroße Datei, die beim Öffnen des Newsletters von unserem Server, bzw. sofern wir einen Versanddienstleister einsetzen, von dessen Server abgerufen wird. Im Rahmen dieses Abrufs werden zunächst technische Informationen, wie Informationen zum Browser und Ihrem System, als auch Ihre IP-Adresse und Zeitpunkt des Abrufs erhoben. <text:line-break/><text:line-break/>Diese Informationen werden zur technischen Verbesserung der Services anhand der technischen Daten oder der Zielgruppen und ihres Leseverhaltens anhand derer Abruforte (die mit Hilfe der IP-Adresse bestimmbar sind) oder der Zugriffszeiten genutzt. Zu den statistischen Erhebungen gehört ebenfalls die Feststellung, ob die Newsletter geöffnet werden, wann sie geöffnet werden und welche Links geklickt werden. Diese Informationen können aus technischen Gründen zwar den einzelnen Newsletterempfängern zugeordnet werden. Es ist jedoch weder unser Bestreben, noch, sofern eingesetzt, das des Versanddienstleisters, einzelne Nutzer zu beobachten. Die Auswertungen dienen uns viel mehr dazu, die Lesegewohnheiten unserer Nutzer zu erkennen und unsere Inhalte auf sie anzupassen oder unterschiedliche Inhalte entsprechend den Interessen unserer Nutzer zu versenden.<text:line-break/><text:line-break/>Ein getrennter Widerruf der Erfolgsmessung ist leider nicht möglich, in diesem Fall muss das gesamte Newsletterabonnement gekündigt werden. </text:p>
                <text:h text:style-name="Heading_20_3" text:outline-level="3"><text:bookmark text:name="dsg-hostingprovider"/>Hosting und E-Mail-Versand</text:h>
                <text:p text:style-name="Text_20_body">Die von uns in Anspruch genommenen Hosting-Leistungen dienen der Zurverfügungstellung der folgenden Leistungen: Infrastruktur- und Plattformdienstleistungen, Rechenkapazität, Speicherplatz und Datenbankdienste, E-Mail-Versand, Sicherheitsleistungen sowie technische Wartungsleistungen, die wir zum Zwecke des Betriebs dieses Onlineangebotes einsetzen. <text:line-break/><text:line-break/>Hierbei verarbeiten wir, bzw. unser Hostinganbieter Bestandsdaten, Kontaktdaten, Inhaltsdaten, Vertragsdaten, Nutzungsdaten, Meta- und Kommunikationsdaten von Kunden, Interessenten und Besuchern dieses Onlineangebotes auf Grundlage unserer berechtigten Interessen an einer effizienten und sicheren Zurverfügungstellung dieses Onlineangebotes gem. Art. 6 Abs. 1 lit. f DSGVO i.V.m. Art. 28 DSGVO (Abschluss Auftragsverarbeitungsvertrag).</text:p>
                <text:h text:style-name="Heading_20_3" text:outline-level="3"><text:bookmark text:name="dsg-logfiles"/>Erhebung von Zugriffsdaten und Logfiles</text:h>
                <text:p text:style-name="Text_20_body">Wir, bzw. unser Hostinganbieter, erhebt auf Grundlage unserer berechtigten Interessen im Sinne des Art. 6 Abs. 1 lit. f. DSGVO Daten über jeden Zugriff auf den Server, auf dem sich dieser Dienst befindet (sogenannte Serverlogfiles). Zu den Zugriffsdaten gehören Name der abgerufenen <text:soft-page-break/>Webseite, Datei, Datum und Uhrzeit des Abrufs, übertragene Datenmenge, Meldung über erfolgreichen Abruf, Browsertyp nebst Version, das Betriebssystem des Nutzers, Referrer URL (die zuvor besuchte Seite), IP-Adresse und der anfragende Provider.<text:line-break/><text:line-break/>Logfile-Informationen werden aus Sicherheitsgründen (z.B. zur Aufklärung von Missbrauchs- oder Betrugshandlungen) für die Dauer von maximal 7 Tagen gespeichert und danach gelöscht. Daten, deren weitere Aufbewahrung zu Beweiszwecken erforderlich ist, sind bis zur endgültigen Klärung des jeweiligen Vorfalls von der Löschung ausgenommen.</text:p>
                <text:h text:style-name="Heading_20_3" text:outline-level="3"><text:bookmark text:name="dsg-socialmedia"/>Onlinepräsenzen in sozialen Medien</text:h>
                <text:p text:style-name="Text_20_body">Wir unterhalten Onlinepräsenzen innerhalb sozialer Netzwerke und Plattformen, um mit den dort aktiven Kunden, Interessenten und Nutzern kommunizieren und sie dort über unsere Leistungen informieren zu können.<text:line-break/><text:line-break/>Wir weisen darauf hin, dass dabei Daten der Nutzer außerhalb des Raumes der Europäischen Union verarbeitet werden können. Hierdurch können sich für die Nutzer Risiken ergeben, weil so z.B. die Durchsetzung der Rechte der Nutzer erschwert werden könnte. Im Hinblick auf US-Anbieter die unter dem Privacy-Shield zertifiziert sind, weisen wir darauf hin, dass sie sich damit verpflichten, die Datenschutzstandards der EU einzuhalten.<text:line-break/><text:line-break/>Ferner werden die Daten der Nutzer im Regelfall für Marktforschungs- und Werbezwecke verarbeitet. So können z.B. aus dem Nutzungsverhalten und sich daraus ergebenden Interessen der Nutzer Nutzungsprofile erstellt werden. Die Nutzungsprofile können wiederum verwendet werden, um z.B. Werbeanzeigen innerhalb und außerhalb der Plattformen zu schalten, die mutmaßlich den Interessen der Nutzer entsprechen. Zu diesen Zwecken werden im Regelfall Cookies auf den Rechnern der Nutzer gespeichert, in denen das Nutzungsverhalten und die Interessen der Nutzer gespeichert werden. Ferner können in den Nutzungsprofilen auch Daten unabhängig der von den Nutzern verwendeten Geräte gespeichert werden (insbesondere wenn die Nutzer Mitglieder der jeweiligen Plattformen sind und bei diesen eingeloggt sind).<text:line-break/><text:line-break/>Die Verarbeitung der personenbezogenen Daten der Nutzer erfolgt auf Grundlage unserer berechtigten Interessen an einer effektiven Information der Nutzer und Kommunikation mit den Nutzern gem. Art. 6 Abs. 1 lit. f. DSGVO. Falls die Nutzer von den jeweiligen Anbietern um eine Einwilligung in die Datenverarbeitung gebeten werden (d.h. ihr Einverständnis z.B. über das Anhaken eines Kontrollkästchens oder Bestätigung einer Schaltfläche erklären) ist die Rechtsgrundlage der Verarbeitung Art. 6 Abs. 1 lit. a., Art. 7 DSGVO.<text:line-break/><text:line-break/>Für eine detaillierte Darstellung der jeweiligen Verarbeitungen und der Widerspruchsmöglichkeiten (Opt-Out), verweisen wir auf die nachfolgend verlinkten Angaben der Anbieter.<text:line-break/><text:line-break/>Auch im Fall von Auskunftsanfragen und der Geltendmachung von Nutzerrechten, weisen wir darauf hin, dass diese am effektivsten bei den Anbietern geltend gemacht werden können. Nur die Anbieter haben jeweils Zugriff auf die Daten der Nutzer und können direkt entsprechende Maßnahmen ergreifen und Auskünfte geben. Sollten Sie dennoch Hilfe benötigen, dann können Sie <text:soft-page-break/>sich an uns wenden.<text:line-break/><text:line-break/>- Facebook (Facebook Ireland Ltd., 4 Grand Canal Square, Grand Canal Harbour, Dublin 2, Irland) - Datenschutzerklärung: <text:a xlink:type="simple" xlink:href="https://www.facebook.com/about/privacy/" office:target-frame-name="_blank" xlink:show="new" text:style-name="Internet_20_link" text:visited-style-name="Visited_20_Internet_20_Link">https://www.facebook.com/about/privacy/</text:a>, Opt-Out: <text:a xlink:type="simple" xlink:href="https://www.facebook.com/settings?tab=ads" office:target-frame-name="_blank" xlink:show="new" text:style-name="Internet_20_link" text:visited-style-name="Visited_20_Internet_20_Link">https://www.facebook.com/settings?tab=ads</text:a> und <text:a xlink:type="simple" xlink:href="http://www.youronlinechoices.com/" office:target-frame-name="_blank" xlink:show="new" text:style-name="Internet_20_link" text:visited-style-name="Visited_20_Internet_20_Link">http://www.youronlinechoices.com</text:a>, Privacy Shield: <text:a xlink:type="simple" xlink:href="https://www.privacyshield.gov/participant?id=a2zt0000000GnywAAC&amp;status=Active" office:target-frame-name="_blank" xlink:show="new" text:style-name="Internet_20_link" text:visited-style-name="Visited_20_Internet_20_Link">https://www.privacyshield.gov/participant?id=a2zt0000000GnywAAC&amp;status=Active</text:a>.<text:line-break/><text:line-break/>- Google/ YouTube (Google LLC, 1600 Amphitheatre Parkway, Mountain View, CA 94043, USA) – Datenschutzerklärung:  <text:a xlink:type="simple" xlink:href="https://policies.google.com/privacy" office:target-frame-name="_blank" xlink:show="new" text:style-name="Internet_20_link" text:visited-style-name="Visited_20_Internet_20_Link">https://policies.google.com/privacy</text:a>, Opt-Out: <text:a xlink:type="simple" xlink:href="https://adssettings.google.com/authenticated" office:target-frame-name="_blank" xlink:show="new" text:style-name="Internet_20_link" text:visited-style-name="Visited_20_Internet_20_Link">https://adssettings.google.com/authenticated</text:a>, Privacy Shield: <text:a xlink:type="simple" xlink:href="https://www.privacyshield.gov/participant?id=a2zt000000001L5AAI&amp;status=Active" office:target-frame-name="_blank" xlink:show="new" text:style-name="Internet_20_link" text:visited-style-name="Visited_20_Internet_20_Link">https://www.privacyshield.gov/participant?id=a2zt000000001L5AAI&amp;status=Active</text:a>.<text:line-break/><text:line-break/>- Instagram (Instagram Inc., 1601 Willow Road, Menlo Park, CA, 94025, USA) – Datenschutzerklärung/ Opt-Out: <text:a xlink:type="simple" xlink:href="http://instagram.com/about/legal/privacy/" office:target-frame-name="_blank" xlink:show="new" text:style-name="Internet_20_link" text:visited-style-name="Visited_20_Internet_20_Link">http://instagram.com/about/legal/privacy/</text:a>.<text:line-break/><text:line-break/>- Twitter (Twitter Inc., 1355 Market Street, Suite 900, San Francisco, CA 94103, USA) - Datenschutzerklärung: <text:a xlink:type="simple" xlink:href="https://twitter.com/de/privacy" office:target-frame-name="_blank" xlink:show="new" text:style-name="Internet_20_link" text:visited-style-name="Visited_20_Internet_20_Link">https://twitter.com/de/privacy</text:a>, Opt-Out: <text:a xlink:type="simple" xlink:href="https://twitter.com/personalization" office:target-frame-name="_blank" xlink:show="new" text:style-name="Internet_20_link" text:visited-style-name="Visited_20_Internet_20_Link">https://twitter.com/personalization</text:a>, Privacy Shield: <text:a xlink:type="simple" xlink:href="https://www.privacyshield.gov/participant?id=a2zt0000000TORzAAO&amp;status=Active" office:target-frame-name="_blank" xlink:show="new" text:style-name="Internet_20_link" text:visited-style-name="Visited_20_Internet_20_Link">https://www.privacyshield.gov/participant?id=a2zt0000000TORzAAO&amp;status=Active</text:a>.<text:line-break/><text:line-break/>- Pinterest (Pinterest Inc., 635 High Street, Palo Alto, CA, 94301, USA) – Datenschutzerklärung/ Opt-Out: <text:a xlink:type="simple" xlink:href="https://about.pinterest.com/de/privacy-policy" office:target-frame-name="_blank" xlink:show="new" text:style-name="Internet_20_link" text:visited-style-name="Visited_20_Internet_20_Link">https://about.pinterest.com/de/privacy-policy</text:a>.<text:line-break/><text:line-break/>- LinkedIn (LinkedIn Ireland Unlimited Company Wilton Place, Dublin 2, Irland) - Datenschutzerklärung <text:a xlink:type="simple" xlink:href="https://www.linkedin.com/legal/privacy-policy" office:target-frame-name="_blank" xlink:show="new" text:style-name="Internet_20_link" text:visited-style-name="Visited_20_Internet_20_Link">https://www.linkedin.com/legal/privacy-policy</text:a> , Opt-Out: <text:a xlink:type="simple" xlink:href="https://www.linkedin.com/psettings/guest-controls/retargeting-opt-out" office:target-frame-name="_blank" xlink:show="new" text:style-name="Internet_20_link" text:visited-style-name="Visited_20_Internet_20_Link">https://www.linkedin.com/psettings/guest-controls/retargeting-opt-out</text:a>, Privacy Shield: <text:a xlink:type="simple" xlink:href="https://www.privacyshield.gov/participant?id=a2zt0000000L0UZAA0&amp;status=Active" office:target-frame-name="_blank" xlink:show="new" text:style-name="Internet_20_link" text:visited-style-name="Visited_20_Internet_20_Link">https://www.privacyshield.gov/participant?id=a2zt0000000L0UZAA0&amp;status=Active</text:a>.<text:line-break/><text:line-break/>- Xing (XING AG, Dammtorstraße 29-32, 20354 Hamburg, Deutschland) - Datenschutzerklärung/ Opt-Out: <text:a xlink:type="simple" xlink:href="https://privacy.xing.com/de/datenschutzerklaerung" office:target-frame-name="_blank" xlink:show="new" text:style-name="Internet_20_link" text:visited-style-name="Visited_20_Internet_20_Link">https://privacy.xing.com/de/datenschutzerklaerung</text:a>.<text:line-break/><text:line-break/>- Wakalet (Wakelet Limited, 76 Quay Street, Manchester, M3 4PR, United Kingdom) - Datenschutzerklärung/ Opt-Out: <text:a xlink:type="simple" xlink:href="https://wakelet.com/privacy.html" office:target-frame-name="_blank" xlink:show="new" text:style-name="Internet_20_link" text:visited-style-name="Visited_20_Internet_20_Link">https://wakelet.com/privacy.html</text:a>.<text:line-break/><text:line-break/>- Soundcloud (SoundCloud Limited, Rheinsberger Str. 76/77, 10115 Berlin, Deutschland) - Datenschutzerklärung/ Opt-Out: <text:a xlink:type="simple" xlink:href="https://soundcloud.com/pages/privacy" office:target-frame-name="_blank" xlink:show="new" text:style-name="Internet_20_link" text:visited-style-name="Visited_20_Internet_20_Link">https://soundcloud.com/pages/privacy</text:a>.</text:p>
                <text:h text:style-name="Heading_20_3" text:outline-level="3"><text:bookmark text:name="dsg-thirdparty-einleitung"/>Einbindung von Diensten und Inhalten Dritter</text:h>
                <text:p text:style-name="Text_20_body">Wir setzen innerhalb unseres Onlineangebotes auf Grundlage unserer berechtigten Interessen (d.h. Interesse an der Analyse, Optimierung und wirtschaftlichem Betrieb unseres Onlineangebotes im Sinne des Art. 6 Abs. 1 lit. f. DSGVO) Inhalts- oder Serviceangebote von Drittanbietern ein, um deren Inhalte und Services, wie z.B. Videos oder Schriftarten einzubinden (nachfolgend einheitlich bezeichnet als “Inhalte”). <text:line-break/><text:line-break/><text:soft-page-break/>Dies setzt immer voraus, dass die Drittanbieter dieser Inhalte, die IP-Adresse der Nutzer wahrnehmen, da sie ohne die IP-Adresse die Inhalte nicht an deren Browser senden könnten. Die IP-Adresse ist damit für die Darstellung dieser Inhalte erforderlich. Wir bemühen uns nur solche Inhalte zu verwenden, deren jeweilige Anbieter die IP-Adresse lediglich zur Auslieferung der Inhalte verwenden. Drittanbieter können ferner so genannte Pixel-Tags (unsichtbare Grafiken, auch als "Web Beacons" bezeichnet) für statistische oder Marketingzwecke verwenden. Durch die "Pixel-Tags" können Informationen, wie der Besucherverkehr auf den Seiten dieser Website ausgewertet werden. Die pseudonymen Informationen können ferner in Cookies auf dem Gerät der Nutzer gespeichert werden und unter anderem technische Informationen zum Browser und Betriebssystem, verweisende Webseiten, Besuchszeit sowie weitere Angaben zur Nutzung unseres Onlineangebotes enthalten, als auch mit solchen Informationen aus anderen Quellen verbunden werden.</text:p>
                <text:h text:style-name="Heading_20_3" text:outline-level="3"><text:bookmark text:name="dsg-thirdparty-youtube"/>Youtube</text:h>
                <text:p text:style-name="Text_20_body">Wir binden die Videos der Plattform “YouTube” des Anbieters Google LLC, 1600 Amphitheatre Parkway, Mountain View, CA 94043, USA, ein. Datenschutzerklärung: <text:a xlink:type="simple" xlink:href="https://www.google.com/policies/privacy/" office:target-frame-name="_blank" xlink:show="new" text:style-name="Internet_20_link" text:visited-style-name="Visited_20_Internet_20_Link">https://www.google.com/policies/privacy/</text:a>, Opt-Out: <text:a xlink:type="simple" xlink:href="https://adssettings.google.com/authenticated" office:target-frame-name="_blank" xlink:show="new" text:style-name="Internet_20_link" text:visited-style-name="Visited_20_Internet_20_Link">https://adssettings.google.com/authenticated</text:a>.</text:p>
                <text:p text:style-name="Text_20_body"><text:a xlink:type="simple" xlink:href="https://datenschutz-generator.de/" office:target-frame-name="_blank" xlink:show="new" text:style-name="Internet_20_link" text:visited-style-name="Visited_20_Internet_20_Link">Erstellt mit Datenschutz-Generator.de von RA Dr. Thomas Schwenke</text:a></text:p>
              </text:section>
            </text:section>
            <text:section text:style-name="Sect1" text:name="mCSB_1_scrollbar_vertical">
              <text:p text:style-name="Standard"/>
            </text:section>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09:18:43.633000000</meta:creation-date>
    <dc:date>2019-05-07T09:30:24.053000000</dc:date>
    <meta:editing-duration>PT11M39S</meta:editing-duration>
    <meta:editing-cycles>3</meta:editing-cycles>
    <meta:generator>LibreOffice/5.1.5.2$Windows_x86 LibreOffice_project/7a864d8825610a8c07cfc3bc01dd4fce6a9447e5</meta:generator>
    <meta:document-statistic meta:table-count="0" meta:image-count="0" meta:object-count="0" meta:page-count="13" meta:paragraph-count="57" meta:word-count="4312" meta:character-count="35164" meta:non-whitespace-character-count="30840"/>
  </office:meta>
</office:document-meta>
</file>